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4" style:family="table-cell" style:parent-style-name="Default">
      <style:table-cell-properties fo:border="0.99pt solid #000000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ce8"/>
        <table:table-column table:style-name="co2" table:default-cell-style-name="Default"/>
        <table:table-column table:style-name="co1" table:number-columns-repeated="5" table:default-cell-style-name="ce8"/>
        <table:table-row table:style-name="ro1">
          <table:table-cell table:style-name="ce1" office:value-type="string" calcext:value-type="string" table:number-columns-spanned="5" table:number-rows-spanned="1">
            <text:p>Мастер-чип установки времени на станции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Мастер-чип установки номера на станции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год - 2000</text:p>
          </table:table-cell>
          <table:table-cell office:value-type="string" calcext:value-type="string">
            <text:p>день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номер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минута</text:p>
          </table:table-cell>
          <table:table-cell office:value-type="string" calcext:value-type="string">
            <text:p>секунда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Мастер-чип перевода в спящий режим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Мастер-чип установки настроек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год - 2000</text:p>
          </table:table-cell>
          <table:table-cell office:value-type="string" calcext:value-type="string">
            <text:p>день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номер или 0</text:p>
          </table:table-cell>
          <table:table-cell office:value-type="string" calcext:value-type="string">
            <text:p>режимы</text:p>
          </table:table-cell>
          <table:table-cell office:value-type="string" calcext:value-type="string">
            <text:p>усиление</text:p>
          </table:table-cell>
          <table:table-cell office:value-type="string" calcext:value-type="string">
            <text:p>новый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минута</text:p>
          </table:table-cell>
          <table:table-cell office:value-type="string" calcext:value-type="string">
            <text:p>секунда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новый2</text:p>
          </table:table-cell>
          <table:table-cell office:value-type="string" calcext:value-type="string">
            <text:p>новый3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Мастер-чип получения лога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Мастер-чип чтения состояния станции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Time master card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Number master card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 - 2000</text:p>
          </table:table-cell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Sleep master card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Config master card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 - 2000</text:p>
          </table:table-cell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 or 0</text:p>
          </table:table-cell>
          <table:table-cell office:value-type="string" calcext:value-type="string">
            <text:p>mode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newpass 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wpass 2</text:p>
          </table:table-cell>
          <table:table-cell office:value-type="string" calcext:value-type="string">
            <text:p>newpass 3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Backup master card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State card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Структура данных чипов NTAG213/215/216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Data structure of NTAG213/215/216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номер чипа</text:p>
          </table:table-cell>
          <table:covered-table-cell office:value-type="float" office:value="250" calcext:value-type="float">
            <text:p>250</text:p>
          </table:covered-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number of card</text:p>
          </table:table-cell>
          <table:covered-table-cell office:value-type="float" office:value="250" calcext:value-type="float">
            <text:p>250</text:p>
          </table:covered-table-cell>
          <table:table-cell office:value-type="float" office:value="0" calcext:value-type="float">
            <text:p>0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 table:number-columns-spanned="4" table:number-rows-spanned="1">
            <text:p>время инициализации чипа (Unix time)</text:p>
          </table: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4" table:number-rows-spanned="1">
            <text:p>initialization time (Unix time)</text:p>
          </table:table-cell>
          <table:covered-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 table:number-columns-spanned="4" table:number-rows-spanned="1">
            <text:p>резерв</text:p>
          </table:table-cell>
          <table:covered-table-cell table:number-columns-repeated="3"/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4" table:number-rows-spanned="1">
            <text:p>reserved</text:p>
          </table:table-cell>
          <table:covered-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 table:number-columns-spanned="4" table:number-rows-spanned="1">
            <text:p>резерв</text:p>
          </table:table-cell>
          <table:covered-table-cell table:number-columns-repeated="3"/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4" table:number-rows-spanned="1">
            <text:p>reserved</text:p>
          </table:table-cell>
          <table:covered-table-cell table:number-columns-repeated="3"/>
        </table:table-row>
        <table:table-row table:style-name="ro1"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10" office:value-type="string" calcext:value-type="string" table:number-columns-spanned="1" table:number-rows-spanned="2">
            <text:p>номер станции</text:p>
          </table:table-cell>
          <table:table-cell table:style-name="ce11" office:value-type="string" calcext:value-type="string" table:number-columns-spanned="3" table:number-rows-spanned="2">
            <text:p>последние 3 байта метки времени (Unix time)</text:p>
          </table:table-cell>
          <table:covered-table-cell table:number-columns-repeated="2"/>
          <table:table-cell/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10" office:value-type="string" calcext:value-type="string" table:number-columns-spanned="1" table:number-rows-spanned="2">
            <text:p>station number</text:p>
          </table:table-cell>
          <table:table-cell table:style-name="ce10" office:value-type="string" calcext:value-type="string" table:number-columns-spanned="3" table:number-rows-spanned="2">
            <text:p>lower 3 bytes of timestamp (Unix time)</text:p>
          </table:table-cell>
          <table:covered-table-cell table:number-columns-repeated="2"/>
        </table:table-row>
        <table:table-row table:style-name="ro1">
          <table:covered-table-cell table:number-columns-repeated="5"/>
          <table:table-cell/>
          <table:covered-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2">
            <text:p>39/129/225 - 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string" calcext:value-type="string" table:number-columns-spanned="1" table:number-rows-spanned="2">
            <text:p>39/129/225 - 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covered-table-cell office:value-type="float" office:value="7" calcext:value-type="float">
            <text:p>7</text:p>
          </table:covered-table-cell>
          <table:covered-table-cell table:number-columns-repeated="4" table:style-name="ce9"/>
          <table:table-cell/>
          <table:covered-table-cell office:value-type="float" office:value="7" calcext:value-type="float">
            <text:p>7</text:p>
          </table:covered-table-cell>
          <table:covered-table-cell table:number-columns-repeated="4" table:style-name="ce9"/>
        </table:table-row>
        <table:table-row table:style-name="ro1">
          <table:table-cell office:value-type="string" calcext:value-type="string">
            <text:p>40/130/226</text:p>
          </table:table-cell>
          <table:table-cell table:style-name="ce9" office:value-type="string" calcext:value-type="string" table:number-columns-spanned="4" table:number-rows-spanned="4">
            <text:p>служебная память</text:p>
          </table:table-cell>
          <table:covered-table-cell table:number-columns-repeated="3"/>
          <table:table-cell/>
          <table:table-cell office:value-type="string" calcext:value-type="string">
            <text:p>40/130/226</text:p>
          </table:table-cell>
          <table:table-cell table:style-name="ce9" office:value-type="string" calcext:value-type="string" table:number-columns-spanned="4" table:number-rows-spanned="4">
            <text:p>service memory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1/131/227</text:p>
          </table:table-cell>
          <table:covered-table-cell table:number-columns-repeated="4"/>
          <table:table-cell/>
          <table:table-cell office:value-type="string" calcext:value-type="string">
            <text:p>41/131/227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42/132/228</text:p>
          </table:table-cell>
          <table:covered-table-cell table:number-columns-repeated="4"/>
          <table:table-cell/>
          <table:table-cell office:value-type="string" calcext:value-type="string">
            <text:p>42/132/228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43/133/229</text:p>
          </table:table-cell>
          <table:covered-table-cell table:number-columns-repeated="4"/>
          <table:table-cell/>
          <table:table-cell office:value-type="string" calcext:value-type="string">
            <text:p>43/133/229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3.601cm" fo:page-height="16.251cm" style:num-format="1" style:print-orientation="landscape" fo:margin-top="0.199cm" fo:margin-bottom="0.199cm" fo:margin-left="0.199cm" fo:margin-right="0.199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.00.0000</text:date>, <text:time style:data-style-name="N2" text:time-value="15:31:59.91606030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1T13:20:22.377329719</meta:creation-date>
    <dc:date>2022-01-17T18:47:27.527850569</dc:date>
    <meta:editing-duration>PT1H10M32S</meta:editing-duration>
    <meta:editing-cycles>62</meta:editing-cycles>
    <meta:generator>LibreOffice/6.4.6.2$Linux_X86_64 LibreOffice_project/40$Build-2</meta:generator>
    <dc:creator>sem  </dc:creator>
    <meta:document-statistic meta:table-count="1" meta:cell-count="444" meta:object-count="0"/>
  </office:meta>
</office:document-meta>
</file>